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29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Gain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g</text:p>
          </table:table-cell>
        </table:table-row>
        <table:table-row table:style-name="ro2">
          <table:table-cell table:formula="of:=(1+(2*[.B2]/[.E2]))*([.D2]/[.C2])" office:value-type="float" office:value="0.02500025">
            <text:p>0.025000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office:value-type="float" office:value="1000000000">
            <text:p>1000000000</text:p>
          </table:table-cell>
        </table:table-row>
        <table:table-row table:style-name="ro2">
          <table:table-cell table:formula="of:=(1+(2*[.B3]/[.E3]))*([.D3]/[.C3])" office:value-type="float" office:value="0.05">
            <text:p>0.0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table:formula="of:=(1+(2*[.B4]/[.E4]))*([.D4]/[.C4])" office:value-type="float" office:value="0.0527777777777778">
            <text:p>0.0527777778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]-1000" office:value-type="float" office:value="9000">
            <text:p>9000</text:p>
          </table:table-cell>
        </table:table-row>
        <table:table-row table:style-name="ro2">
          <table:table-cell table:formula="of:=(1+(2*[.B5]/[.E5]))*([.D5]/[.C5])" office:value-type="float" office:value="0.05625">
            <text:p>0.056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4]-1000" office:value-type="float" office:value="8000">
            <text:p>8000</text:p>
          </table:table-cell>
        </table:table-row>
        <table:table-row table:style-name="ro2">
          <table:table-cell table:formula="of:=(1+(2*[.B6]/[.E6]))*([.D6]/[.C6])" office:value-type="float" office:value="0.0607142857142857">
            <text:p>0.0607142857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5]-1000" office:value-type="float" office:value="7000">
            <text:p>7000</text:p>
          </table:table-cell>
        </table:table-row>
        <table:table-row table:style-name="ro2">
          <table:table-cell table:formula="of:=(1+(2*[.B7]/[.E7]))*([.D7]/[.C7])" office:value-type="float" office:value="0.0666666666666667">
            <text:p>0.0666666667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6]-1000" office:value-type="float" office:value="6000">
            <text:p>6000</text:p>
          </table:table-cell>
        </table:table-row>
        <table:table-row table:style-name="ro2">
          <table:table-cell table:formula="of:=(1+(2*[.B8]/[.E8]))*([.D8]/[.C8])" office:value-type="float" office:value="0.075">
            <text:p>0.07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7]-1000" office:value-type="float" office:value="5000">
            <text:p>5000</text:p>
          </table:table-cell>
        </table:table-row>
        <table:table-row table:style-name="ro2">
          <table:table-cell table:formula="of:=(1+(2*[.B9]/[.E9]))*([.D9]/[.C9])" office:value-type="float" office:value="0.0875">
            <text:p>0.087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8]-1000" office:value-type="float" office:value="4000">
            <text:p>4000</text:p>
          </table:table-cell>
        </table:table-row>
        <table:table-row table:style-name="ro2">
          <table:table-cell table:formula="of:=(1+(2*[.B10]/[.E10]))*([.D10]/[.C10])" office:value-type="float" office:value="0.108333333333333">
            <text:p>0.1083333333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9]-1000" office:value-type="float" office:value="3000">
            <text:p>3000</text:p>
          </table:table-cell>
        </table:table-row>
        <table:table-row table:style-name="ro2">
          <table:table-cell table:formula="of:=(1+(2*[.B11]/[.E11]))*([.D11]/[.C11])" office:value-type="float" office:value="0.15">
            <text:p>0.1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0]-1000" office:value-type="float" office:value="2000">
            <text:p>2000</text:p>
          </table:table-cell>
        </table:table-row>
        <table:table-row table:style-name="ro2">
          <table:table-cell table:formula="of:=(1+(2*[.B12]/[.E12]))*([.D12]/[.C12])" office:value-type="float" office:value="0.275">
            <text:p>0.27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1]-1000" office:value-type="float" office:value="1000">
            <text:p>1000</text:p>
          </table:table-cell>
        </table:table-row>
        <table:table-row table:style-name="ro2">
          <table:table-cell table:formula="of:=(1+(2*[.B13]/[.E13]))*([.D13]/[.C13])" office:value-type="float" office:value="0.302777777777778">
            <text:p>0.3027777778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2]-100" office:value-type="float" office:value="900">
            <text:p>900</text:p>
          </table:table-cell>
        </table:table-row>
        <table:table-row table:style-name="ro2">
          <table:table-cell table:formula="of:=(1+(2*[.B14]/[.E14]))*([.D14]/[.C14])" office:value-type="float" office:value="0.3375">
            <text:p>0.337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3]-100" office:value-type="float" office:value="800">
            <text:p>800</text:p>
          </table:table-cell>
        </table:table-row>
        <table:table-row table:style-name="ro2">
          <table:table-cell table:formula="of:=(1+(2*[.B15]/[.E15]))*([.D15]/[.C15])" office:value-type="float" office:value="0.382142857142857">
            <text:p>0.3821428571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4]-100" office:value-type="float" office:value="700">
            <text:p>700</text:p>
          </table:table-cell>
        </table:table-row>
        <table:table-row table:style-name="ro2">
          <table:table-cell table:formula="of:=(1+(2*[.B16]/[.E16]))*([.D16]/[.C16])" office:value-type="float" office:value="0.441666666666667">
            <text:p>0.4416666667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5]-100" office:value-type="float" office:value="600">
            <text:p>600</text:p>
          </table:table-cell>
        </table:table-row>
        <table:table-row table:style-name="ro2">
          <table:table-cell table:formula="of:=(1+(2*[.B17]/[.E17]))*([.D17]/[.C17])" office:value-type="float" office:value="0.525">
            <text:p>0.5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6]-100" office:value-type="float" office:value="500">
            <text:p>500</text:p>
          </table:table-cell>
        </table:table-row>
        <table:table-row table:style-name="ro2">
          <table:table-cell table:formula="of:=(1+(2*[.B18]/[.E18]))*([.D18]/[.C18])" office:value-type="float" office:value="0.65">
            <text:p>0.6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7]-100" office:value-type="float" office:value="400">
            <text:p>400</text:p>
          </table:table-cell>
        </table:table-row>
        <table:table-row table:style-name="ro2">
          <table:table-cell table:formula="of:=(1+(2*[.B19]/[.E19]))*([.D19]/[.C19])" office:value-type="float" office:value="0.858333333333333">
            <text:p>0.8583333333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8]-100" office:value-type="float" office:value="300">
            <text:p>300</text:p>
          </table:table-cell>
        </table:table-row>
        <table:table-row table:style-name="ro2">
          <table:table-cell table:formula="of:=(1+(2*[.B20]/[.E20]))*([.D20]/[.C20])" office:value-type="float" office:value="1.275">
            <text:p>1.27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19]-100" office:value-type="float" office:value="200">
            <text:p>200</text:p>
          </table:table-cell>
        </table:table-row>
        <table:table-row table:style-name="ro2">
          <table:table-cell table:formula="of:=(1+(2*[.B21]/[.E21]))*([.D21]/[.C21])" office:value-type="float" office:value="2.525">
            <text:p>2.5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0]-100" office:value-type="float" office:value="100">
            <text:p>100</text:p>
          </table:table-cell>
        </table:table-row>
        <table:table-row table:style-name="ro2">
          <table:table-cell table:formula="of:=(1+(2*[.B22]/[.E22]))*([.D22]/[.C22])" office:value-type="float" office:value="2.80277777777778">
            <text:p>2.8027777778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1]-10" office:value-type="float" office:value="90">
            <text:p>90</text:p>
          </table:table-cell>
        </table:table-row>
        <table:table-row table:style-name="ro2">
          <table:table-cell table:formula="of:=(1+(2*[.B23]/[.E23]))*([.D23]/[.C23])" office:value-type="float" office:value="3.15">
            <text:p>3.1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2]-10" office:value-type="float" office:value="80">
            <text:p>80</text:p>
          </table:table-cell>
        </table:table-row>
        <table:table-row table:style-name="ro2">
          <table:table-cell table:formula="of:=(1+(2*[.B24]/[.E24]))*([.D24]/[.C24])" office:value-type="float" office:value="3.59642857142857">
            <text:p>3.5964285714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3]-10" office:value-type="float" office:value="70">
            <text:p>70</text:p>
          </table:table-cell>
        </table:table-row>
        <table:table-row table:style-name="ro2">
          <table:table-cell table:formula="of:=(1+(2*[.B25]/[.E25]))*([.D25]/[.C25])" office:value-type="float" office:value="4.19166666666667">
            <text:p>4.1916666667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4]-10" office:value-type="float" office:value="60">
            <text:p>60</text:p>
          </table:table-cell>
        </table:table-row>
        <table:table-row table:style-name="ro2">
          <table:table-cell table:formula="of:=(1+(2*[.B26]/[.E26]))*([.D26]/[.C26])" office:value-type="float" office:value="5.025">
            <text:p>5.0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5]-10" office:value-type="float" office:value="50">
            <text:p>50</text:p>
          </table:table-cell>
        </table:table-row>
        <table:table-row table:style-name="ro2">
          <table:table-cell table:formula="of:=(1+(2*[.B27]/[.E27]))*([.D27]/[.C27])" office:value-type="float" office:value="6.275">
            <text:p>6.27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6]-10" office:value-type="float" office:value="40">
            <text:p>40</text:p>
          </table:table-cell>
        </table:table-row>
        <table:table-row table:style-name="ro2">
          <table:table-cell table:formula="of:=(1+(2*[.B28]/[.E28]))*([.D28]/[.C28])" office:value-type="float" office:value="8.35833333333333">
            <text:p>8.3583333333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7]-10" office:value-type="float" office:value="30">
            <text:p>30</text:p>
          </table:table-cell>
        </table:table-row>
        <table:table-row table:style-name="ro2">
          <table:table-cell table:formula="of:=(1+(2*[.B29]/[.E29]))*([.D29]/[.C29])" office:value-type="float" office:value="12.525">
            <text:p>12.5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8]-10" office:value-type="float" office:value="20">
            <text:p>20</text:p>
          </table:table-cell>
        </table:table-row>
        <table:table-row table:style-name="ro2">
          <table:table-cell table:formula="of:=(1+(2*[.B30]/[.E30]))*([.D30]/[.C30])" office:value-type="float" office:value="25.025">
            <text:p>25.0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29]-10" office:value-type="float" office:value="10">
            <text:p>10</text:p>
          </table:table-cell>
        </table:table-row>
        <table:table-row table:style-name="ro2">
          <table:table-cell table:formula="of:=(1+(2*[.B31]/[.E31]))*([.D31]/[.C31])" office:value-type="float" office:value="27.8027777777778">
            <text:p>27.8027777778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0]-1" office:value-type="float" office:value="9">
            <text:p>9</text:p>
          </table:table-cell>
        </table:table-row>
        <table:table-row table:style-name="ro2">
          <table:table-cell table:formula="of:=(1+(2*[.B32]/[.E32]))*([.D32]/[.C32])" office:value-type="float" office:value="31.275">
            <text:p>31.27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1]-1" office:value-type="float" office:value="8">
            <text:p>8</text:p>
          </table:table-cell>
        </table:table-row>
        <table:table-row table:style-name="ro2">
          <table:table-cell table:formula="of:=(1+(2*[.B33]/[.E33]))*([.D33]/[.C33])" office:value-type="float" office:value="35.7392857142857">
            <text:p>35.7392857143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2]-1" office:value-type="float" office:value="7">
            <text:p>7</text:p>
          </table:table-cell>
        </table:table-row>
        <table:table-row table:style-name="ro2">
          <table:table-cell table:formula="of:=(1+(2*[.B34]/[.E34]))*([.D34]/[.C34])" office:value-type="float" office:value="41.6916666666667">
            <text:p>41.6916666667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3]-1" office:value-type="float" office:value="6">
            <text:p>6</text:p>
          </table:table-cell>
        </table:table-row>
        <table:table-row table:style-name="ro2">
          <table:table-cell table:formula="of:=(1+(2*[.B35]/[.E35]))*([.D35]/[.C35])" office:value-type="float" office:value="50.025">
            <text:p>50.0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4]-1" office:value-type="float" office:value="5">
            <text:p>5</text:p>
          </table:table-cell>
        </table:table-row>
        <table:table-row table:style-name="ro2">
          <table:table-cell table:formula="of:=(1+(2*[.B36]/[.E36]))*([.D36]/[.C36])" office:value-type="float" office:value="62.525">
            <text:p>62.5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5]-1" office:value-type="float" office:value="4">
            <text:p>4</text:p>
          </table:table-cell>
        </table:table-row>
        <table:table-row table:style-name="ro2">
          <table:table-cell table:formula="of:=(1+(2*[.B37]/[.E37]))*([.D37]/[.C37])" office:value-type="float" office:value="83.3583333333334">
            <text:p>83.3583333333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6]-1" office:value-type="float" office:value="3">
            <text:p>3</text:p>
          </table:table-cell>
        </table:table-row>
        <table:table-row table:style-name="ro2">
          <table:table-cell table:formula="of:=(1+(2*[.B38]/[.E38]))*([.D38]/[.C38])" office:value-type="float" office:value="125.025">
            <text:p>125.0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7]-1" office:value-type="float" office:value="2">
            <text:p>2</text:p>
          </table:table-cell>
        </table:table-row>
        <table:table-row table:style-name="ro2">
          <table:table-cell table:formula="of:=(1+(2*[.B39]/[.E39]))*([.D39]/[.C39])" office:value-type="float" office:value="250.025">
            <text:p>250.025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 table:formula="of:=[.E38]-1" office:value-type="float" office:value="1">
            <text:p>1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formula="of:=(1+(2*[.B42]/[.E42]))*([.D42]/[.C42])" office:value-type="float" office:value="0">
            <text:p>#DIV/0!</text:p>
          </table:table-cell>
          <table:table-cell office:value-type="float" office:value="5000">
            <text:p>5000</text:p>
          </table:table-cell>
          <table:table-cell office:value-type="float" office:value="200000">
            <text:p>200000</text:p>
          </table:table-cell>
          <table:table-cell office:value-type="float" office:value="5000">
            <text:p>500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4/16/2014</text:date>, <text:time>22:3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22:28:31.13</meta:creation-date>
    <dc:date>2014-04-16T22:37:26.92</dc:date>
    <meta:editing-duration>PT9M</meta:editing-duration>
    <meta:editing-cycles>1</meta:editing-cycles>
    <meta:document-statistic meta:table-count="3" meta:cell-count="200" meta:object-count="0"/>
    <meta:generator>LibreOffice/3.4$Win32 LibreOffice_project/340m1$Build-402</meta:generator>
  </office:meta>
</office:document-meta>
</file>